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ubtitle">
      <style:paragraph-properties fo:margin-top="0in" fo:margin-bottom="0.222in" loext:contextual-spacing="false"/>
    </style:style>
    <style:style style:name="P10" style:family="paragraph" style:parent-style-name="Title">
      <style:paragraph-properties fo:margin-top="0in" fo:margin-bottom="0.0417in" loext:contextual-spacing="false" fo:text-align="center" style:justify-single-word="false"/>
    </style:style>
    <style:style style:name="P11"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toizw0gw7hfs"/>The SCION Homeworks</text:p>
      <text:p text:style-name="P1"/>
      <text:p text:style-name="P1">The SCION h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are in the form of coding and conceptual walkthroughs. </text:p>
      <text:p text:style-name="P1"/>
      <text:p text:style-name="P10"><text:bookmark text:name="_4v5e5uwdxvc0"/>Questionnaire</text:p>
      <text:p text:style-name="P1">Please answer these quick questions evaluating the quality and ease of use of both the SCIONLab environment and the Homework Assignments. You will need 4 minutes approximately.</text:p>
      <text:p text:style-name="P1"/>
      <text:p text:style-name="P9"><text:bookmark text:name="_gz1mknrii9bb"/>SCIONLab</text:p>
      <text:list xml:id="list2801583832734486153" text:style-name="WWNum4">
        <text:list-item>
          <text:p text:style-name="P2">From 1 (very difficult) to 5 (very easy), how easy was it to create and configure your AS?</text:p>
        </text:list-item>
      </text:list>
      <text:p text:style-name="P1"/>
      <text:list xml:id="list80929025263984" text:continue-numbering="true" text:style-name="WWNum4">
        <text:list-item>
          <text:p text:style-name="P2">From 1 (very difficult) to 5 (very easy), how easy was it to deploy your user AS Virtual Machine?</text:p>
        </text:list-item>
      </text:list>
      <text:p text:style-name="P1"/>
      <text:list xml:id="list4808905090417037615" text:style-name="WWNum6">
        <text:list-item>
          <text:p text:style-name="P3">From 1 (very difficult) to 5 (very easy), how easy was it to solve possible issues on your own? (tutorials, internet searches are allowed, but not asking your colleagues or people familiar with SCION).</text:p>
        </text:list-item>
      </text:list>
      <text:p text:style-name="P1"/>
      <text:list xml:id="list2853888131172784870" text:style-name="WWNum3">
        <text:list-item>
          <text:p text:style-name="P4">How much time did you need to resolve the issues encountered while configuring and deploying your Virtual Machine?</text:p>
        </text:list-item>
      </text:list>
      <text:p text:style-name="P1"/>
      <text:list xml:id="list4579147903652409511" text:style-name="WWNum5">
        <text:list-item>
          <text:p text:style-name="P5">What can we improve in SCIONLab ?</text:p>
        </text:list-item>
      </text:list>
      <text:p text:style-name="P1"/>
      <text:p text:style-name="P1"/>
      <text:p text:style-name="P9"><text:bookmark text:name="_8zk70hqnjlx7"/>Homework Assignment</text:p>
      <text:list xml:id="list80928780368248" text:continue-list="list80929025263984" text:style-name="WWNum4">
        <text:list-item>
          <text:p text:style-name="P2">From 1 (very difficult) to 5 (very easy), how easy was it to understand the homework assignment requirements?</text:p>
        </text:list-item>
      </text:list>
      <text:p text:style-name="P1"/>
      <text:list xml:id="list80929016318247" text:continue-numbering="true" text:style-name="WWNum4">
        <text:list-item>
          <text:p text:style-name="P2">From 1 (very difficult) to 5 (very easy), how easy was it to navigate through the API/source code?</text:p>
        </text:list-item>
      </text:list>
      <text:p text:style-name="P1"/>
      <text:list xml:id="list2224506679898775618" text:style-name="WWNum1">
        <text:list-item>
          <text:p text:style-name="P6">From 1 (very difficult) to 5 (very easy), how easy was it to solve this assignment?</text:p>
        </text:list-item>
        <text:list-item>
          <text:p text:style-name="P6"><text:soft-page-break/>How much time did you need to finish the assignment?</text:p>
        </text:list-item>
      </text:list>
      <text:p text:style-name="P1"/>
      <text:list xml:id="list80929790998275" text:continue-numbering="true" text:style-name="WWNum1">
        <text:list-item>
          <text:p text:style-name="P6">Did you use the additional resources and sample code in the appendix? If so, how helpful were they in completing the assignment?</text:p>
        </text:list-item>
      </text:list>
      <text:p text:style-name="P8"/>
      <text:list xml:id="list80927856554495" text:continue-list="list80929016318247" text:style-name="WWNum4">
        <text:list-item>
          <text:p text:style-name="P2">Do you recall learning about the advantage of SCION in this particular application? If so, what was it and was it well presented? If not, what were your main takeaways?</text:p>
        </text:list-item>
      </text:list>
      <text:p text:style-name="P1"/>
      <text:list xml:id="list7266788709054283465" text:style-name="WWNum2">
        <text:list-item>
          <text:p text:style-name="P7">What can we improve in the homework assignment itself?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325" meta:character-count="1860" meta:non-whitespace-character-count="1563"/>
    <meta:generator>LibreOfficeDev/5.1.0.3$Linux_X86_64 LibreOffice_project/</meta:generator>
  </office:meta>
</office:document-meta>
</file>